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Tabela5" style:family="table">
      <style:table-properties style:width="13.534cm" fo:margin-left="1.335cm" fo:margin-right="1.127cm" table:align="margins" style:writing-mode="lr-tb"/>
    </style:style>
    <style:style style:name="Tabela5.A" style:family="table-column">
      <style:table-column-properties style:column-width="4.604cm" style:rel-column-width="22291*"/>
    </style:style>
    <style:style style:name="Tabela5.B" style:family="table-column">
      <style:table-column-properties style:column-width="8.931cm" style:rel-column-width="43244*"/>
    </style:style>
    <style:style style:name="Tabela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B1" style:family="table-cell">
      <style:table-cell-properties fo:background-color="#cccccc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3.534cm" fo:margin-left="1.335cm" fo:margin-right="1.127cm" table:align="margins" style:writing-mode="lr-tb"/>
    </style:style>
    <style:style style:name="Tabela2.A" style:family="table-column">
      <style:table-column-properties style:column-width="2.99cm" style:rel-column-width="14476*"/>
    </style:style>
    <style:style style:name="Tabela2.B" style:family="table-column">
      <style:table-column-properties style:column-width="7.117cm" style:rel-column-width="34462*"/>
    </style:style>
    <style:style style:name="Tabela2.C" style:family="table-column">
      <style:table-column-properties style:column-width="3.427cm" style:rel-column-width="16597*"/>
    </style:style>
    <style:style style:name="Tabela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C1" style:family="table-cell">
      <style:table-cell-properties fo:background-color="#cccccc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P5" style:family="paragraph" style:parent-style-name="Standard">
      <style:text-properties style:font-name="Verdana" fo:font-size="10pt" style:font-size-asian="10pt" style:font-name-complex="Arial" style:font-size-complex="10pt" text:display="none"/>
    </style:style>
    <style:style style:name="P6" style:family="paragraph" style:parent-style-name="Standard">
      <style:paragraph-properties fo:text-align="justify" style:justify-single-wor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language="pt" fo:country="BR" style:font-size-asian="14pt" style:font-name-complex="Arial" style:font-size-complex="14pt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style:font-name="Tahoma1"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style:font-size-asian="12pt" style:font-name-complex="Arial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ahoma1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Tahoma1" fo:font-size="10pt" style:font-size-asian="10pt" style:font-size-complex="10pt"/>
    </style:style>
    <style:style style:name="P17" style:family="paragraph" style:parent-style-name="Table_20_Contents">
      <style:text-properties fo:color="#000000" style:font-name="Tahoma1" fo:font-size="10pt" style:font-size-asian="10pt" style:font-size-complex="10pt"/>
    </style:style>
    <style:style style:name="P18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19" style:family="paragraph" style:parent-style-name="Text_20_body">
      <style:text-properties style:font-name="Tahoma1" fo:font-size="10pt" style:font-size-asian="10pt" style:font-name-complex="Arial" style:font-size-complex="10pt"/>
    </style:style>
    <style:style style:name="P20" style:family="paragraph" style:parent-style-name="Text_20_body">
      <style:paragraph-properties fo:text-align="justify" style:justify-single-word="false"/>
      <style:text-properties style:font-name="Tahoma1" fo:font-size="10pt" style:font-size-asian="10pt" style:language-asian="en" style:country-asian="US" style:font-name-complex="Arial" style:font-size-complex="10pt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Heading_20_1">
      <style:text-properties fo:font-size="14pt" fo:language="pt" fo:country="BR" style:font-size-asian="14pt" style:font-name-complex="Arial" style:font-size-complex="14pt"/>
    </style:style>
    <style:style style:name="P23" style:family="paragraph" style:parent-style-name="Heading_20_1">
      <style:text-properties fo:font-size="14pt" style:font-size-asian="14pt" style:font-name-complex="Arial" style:font-size-complex="14pt"/>
    </style:style>
    <style:style style:name="P24" style:family="paragraph" style:parent-style-name="Heading_20_1">
      <style:paragraph-properties>
        <style:tab-stops>
          <style:tab-stop style:position="1.72cm"/>
        </style:tab-stops>
      </style:paragraph-properties>
    </style:style>
    <style:style style:name="P25" style:family="paragraph" style:parent-style-name="Heading_20_1">
      <style:paragraph-properties fo:margin-left="0.635cm" fo:margin-right="0cm" fo:line-height="150%" fo:text-indent="0cm" style:auto-text-indent="false"/>
    </style:style>
    <style:style style:name="P26" style:family="paragraph" style:parent-style-name="Heading_20_2">
      <style:text-properties fo:font-size="12pt" fo:language="pt" fo:country="BR" style:font-size-asian="12pt" style:font-name-complex="Arial" style:font-size-complex="12pt"/>
    </style:style>
    <style:style style:name="P27" style:family="paragraph" style:parent-style-name="Standard" style:master-page-name="Standard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2.498cm" fo:margin-right="0cm" fo:text-indent="0cm" style:auto-text-indent="false"/>
      <style:text-properties style:font-name="Tahoma1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Tahoma1" fo:font-size="10pt" style:font-size-asian="10pt" style:font-name-complex="Arial" style:font-size-complex="10pt"/>
    </style:style>
    <style:style style:name="P30" style:family="paragraph" style:parent-style-name="Text_20_body">
      <style:paragraph-properties fo:text-align="justify" style:justify-single-word="false"/>
      <style:text-properties style:font-name="Tahoma1" fo:font-size="10pt" style:font-size-asian="10pt" style:language-asian="en" style:country-asian="US" style:font-name-complex="Arial" style:font-size-complex="10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en" fo:country="US" style:font-size-asian="10pt"/>
    </style:style>
    <style:style style:name="T3" style:family="text">
      <style:text-properties fo:font-size="10pt" fo:language="pt" fo:country="BR" style:font-size-asian="10pt" style:font-name-complex="Arial" style:font-size-complex="10pt" text:display="none"/>
    </style:style>
    <style:style style:name="T4" style:family="text">
      <style:text-properties fo:color="#008000" fo:font-size="9pt" style:font-size-asian="9pt"/>
    </style:style>
    <style:style style:name="T5" style:family="text">
      <style:text-properties fo:color="#008000" fo:font-size="9pt" fo:language="en" fo:country="US" style:font-size-asian="9pt"/>
    </style:style>
    <style:style style:name="T6" style:family="text">
      <style:text-properties style:language-asian="en" style:country-asian="US" style:font-name-complex="Arial"/>
    </style:style>
    <style:style style:name="T7" style:family="text">
      <style:text-properties fo:language="pt" fo:country="BR"/>
    </style:style>
    <style:style style:name="T8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8">Food Delivery Web</text:p>
      <text:p text:style-name="P18">Documento de Visão</text:p>
      <text:p text:style-name="P12"/>
      <text:p text:style-name="P11">Histórico de Revisões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14">10//10/2009</text:p>
          </table:table-cell>
          <table:table-cell table:style-name="Tabela1.B2" office:value-type="float" office:value="1">
            <text:p text:style-name="P14">1</text:p>
          </table:table-cell>
          <table:table-cell table:style-name="Tabela1.A2" office:value-type="string">
            <text:p text:style-name="P13">Criação do documento de visão</text:p>
          </table:table-cell>
          <table:table-cell table:style-name="Tabela1.D2" office:value-type="string">
            <text:p text:style-name="P14">estevaobissoli</text:p>
          </table:table-cell>
        </table:table-row>
        <table:table-row table:style-name="Tabela1.1"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4"/>
          </table:table-cell>
        </table:table-row>
      </table:table>
      <text:p text:style-name="Text_20_body"/>
      <text:h text:style-name="P22" text:outline-level="1">Objetivo</text:h>
      <text:p text:style-name="P21">O objetivo deste documento é contextualizar e descrever o problema, informar como o mesmo está sendo abordado atualmente e propor uma solução, definindo o seu escopo e identificando as restrições que a limitam.</text:p>
      <text:p text:style-name="P21">Relaciona ainda os envolvidos e usuários, assim como descreve os requisitos de negócio que devem ser atendidos. Dessa forma, este documento fornece insumos para o acordo com o cliente, a estimativa de esforço e o desenvolvimento da solução.</text:p>
      <text:h text:style-name="P22" text:outline-level="1">Referências</text:h>
      <text:p text:style-name="Text_20_body">Site RestauranteWeb – <text:a xlink:type="simple" xlink:href="http://www.restauranteweb.com.br/">http://www.restauranteweb.com.br</text:a></text:p>
      <text:p text:style-name="Text_20_body">MACA (Middleware de Autenticação e Controle de Acesso) - <text:a xlink:type="simple" xlink:href="http://maca.sourceforge.net/">http://maca.sourceforge.net/</text:a></text:p>
      <text:h text:style-name="P22" text:outline-level="1">Visão Geral do Problema </text:h>
      <text:p text:style-name="P30">A carteira de clientes de pequenos e médios estabelecimentos do ramo alimentícios geralmente se restringem a um bairro ou uma determinada região específica, limitando sua receita. Além disso, quando possuem serviço de entrega (delivery) por telefone, há uma dificuldade de exibir o menu de opções para o cliente, que muitas vezes passa seguidos minutos ao telefone para examinar as variedades e preços do estabelecimento, se tornando muitas vezes uma situação desgastante, tanto para o estabelecimento, que poderia estar atendendo outros clientes, agilizando o serviço e aumentando sua receita, quanto para o cliente, que perde muito tempo para simplesmente selecionar uma opção. Além disso, por falta de conhecimento, ou de uma rede centralizada de estabelecimentos desse ramo, o cliente desconhece outras opções que poderiam satisfazê-lo.</text:p>
      <text:h text:style-name="Heading_20_1" text:outline-level="1">Visão Geral do Ambiente Atual </text:h>
      <text:p text:style-name="P30">Cada vez mais as pessoas estão preferindo realizar suas compras e efetuar seus débitos da sua própria casa, seja por causa da violência urbana, ou simplesmente pela comodidade oferecida por este tipo de serviço. </text:p>
      <text:p text:style-name="P30">Grande parte dos estabelecimentos do ramo alimentício, principalmente os que estão ligado aos chamados “fast foods” ou pizzarias oferecem serviço de “delivery” por telefone. Normalmente, o cliente liga para o estabelecimento, solicita a lista de opções, o estabelecimento anota o pedido, realiza o cadastro do cliente em um sistema ou em um formulário impresso e em seguida, se o endereço do cliente estiver em uma área coberta pelo atendimento, o pedido é entregue.</text:p>
      <text:h text:style-name="P23" text:outline-level="1"><text:soft-page-break/><text:span text:style-name="T7">Envolvidos </text:span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5">Função/Papel</text:p>
          </table:table-cell>
          <table:table-cell table:style-name="Tabela5.B1" office:value-type="string">
            <text:p text:style-name="P15">Descrição</text:p>
          </table:table-cell>
        </table:table-row>
        <table:table-row>
          <table:table-cell table:style-name="Tabela5.A2" office:value-type="string">
            <text:p text:style-name="P17">Mantenedor da “praça” online de estabelecimentos alimentícios</text:p>
          </table:table-cell>
          <table:table-cell table:style-name="Tabela5.B2" office:value-type="string">
            <text:p text:style-name="P16">Responsável <text:span text:style-name="T6">pela instalação e manutenção do aplicativo e pelas “parcerias” com estabelecimentos</text:span></text:p>
          </table:table-cell>
        </table:table-row>
        <table:table-row>
          <table:table-cell table:style-name="Tabela5.A2" office:value-type="string">
            <text:p text:style-name="P17">Estabelecimento do ramo alimentício de pequeno e médio porte</text:p>
          </table:table-cell>
          <table:table-cell table:style-name="Tabela5.B2" office:value-type="string">
            <text:p text:style-name="P17">“Cliente” do mantenedor da praça online dos estabelecimentos deste tipo. Responsável por disponibilizar os cardápios e atender os pedidos.</text:p>
          </table:table-cell>
        </table:table-row>
        <table:table-row>
          <table:table-cell table:style-name="Tabela5.A2" office:value-type="string">
            <text:p text:style-name="P17">Cliente do estabelecimento</text:p>
          </table:table-cell>
          <table:table-cell table:style-name="Tabela5.B2" office:value-type="string">
            <text:p text:style-name="P17">Dispara solicitações de entrega para os estabelecimentos</text:p>
          </table:table-cell>
        </table:table-row>
      </table:table>
      <text:p text:style-name="Standard"/>
      <text:h text:style-name="P22" text:outline-level="1">Usuários</text:h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5">Função/Papel</text:p>
          </table:table-cell>
          <table:table-cell table:style-name="Tabela2.A1" office:value-type="string">
            <text:p text:style-name="P15">Descrição</text:p>
          </table:table-cell>
          <table:table-cell table:style-name="Tabela2.C1" office:value-type="string">
            <text:p text:style-name="P15">Envolvido</text:p>
          </table:table-cell>
        </table:table-row>
        <table:table-row>
          <table:table-cell table:style-name="Tabela2.A2" office:value-type="string">
            <text:p text:style-name="P16">Administrador</text:p>
          </table:table-cell>
          <table:table-cell table:style-name="Tabela2.A2" office:value-type="string">
            <text:p text:style-name="P17">Responsável pela configuração e funcionamento do sistema. Organiza e controla os <text:s/>estabelecimentos no sistema</text:p>
          </table:table-cell>
          <table:table-cell table:style-name="Tabela2.C2" office:value-type="string">
            <text:p text:style-name="P17">Mantenedor da “praça” online</text:p>
          </table:table-cell>
        </table:table-row>
        <table:table-row>
          <table:table-cell table:style-name="Tabela2.A2" office:value-type="string">
            <text:p text:style-name="P16">Gestor do estabelecimento</text:p>
          </table:table-cell>
          <table:table-cell table:style-name="Tabela2.A2" office:value-type="string">
            <text:p text:style-name="P17">Tem acesso a relatórios gerenciais do seu estabelecimento no sistema, pode realizar atendimentos e é responsável pela disponibilização do cardápio</text:p>
          </table:table-cell>
          <table:table-cell table:style-name="Tabela2.C2" office:value-type="string">
            <text:p text:style-name="P17">Estabelecimento do ramo alimentício</text:p>
          </table:table-cell>
        </table:table-row>
        <table:table-row>
          <table:table-cell table:style-name="Tabela2.A2" office:value-type="string">
            <text:p text:style-name="P16">Atendente</text:p>
          </table:table-cell>
          <table:table-cell table:style-name="Tabela2.A2" office:value-type="string">
            <text:p text:style-name="P17">Tem a função de atender as solicitações geradas no sistema pelos clientes para seu estabelecimento</text:p>
          </table:table-cell>
          <table:table-cell table:style-name="Tabela2.C2" office:value-type="string">
            <text:p text:style-name="P17">Estabelecimentos do ramo alimentício</text:p>
          </table:table-cell>
        </table:table-row>
        <table:table-row>
          <table:table-cell table:style-name="Tabela2.A2" office:value-type="string">
            <text:p text:style-name="P16">Cliente</text:p>
          </table:table-cell>
          <table:table-cell table:style-name="Tabela2.A2" office:value-type="string">
            <text:p text:style-name="P17">Realiza pedidos em diversos estabelecimentos</text:p>
          </table:table-cell>
          <table:table-cell table:style-name="Tabela2.C2" office:value-type="string">
            <text:p text:style-name="P17">Cliente do estabelecimento</text:p>
          </table:table-cell>
        </table:table-row>
      </table:table>
      <text:p text:style-name="P9"/>
      <text:h text:style-name="P22" text:outline-level="1">Visão Geral da Solução Proposta</text:h>
      <text:p text:style-name="P20">A presente solução proposta, objetiva produzir um sistema que será utilizado como uma praça de alimentação online. Não é um dos objetivos do projeto fazer a implantação desta praça de alimentação, apenas desenvolver a aplicação que a tornará possível. Este sistema será um portal de compras de alimentos preparados (pratos). O(s) responsável(is) pela instalação e manutenção do aplicativo farão “parcerias” com estabelecimentos que fornecerão os pratos, esses pratos serão cadastrados neste portal e estarão disponíveis para serem comprados por usuários que se auto-cadastrarão no portal.<text:tab/></text:p>
      <text:p text:style-name="P20">A quase onipresença da internet nas grandes cidades tem feito com que muitos estabelecimentos passem a oferecer a seus clientes a modalidade de pedidos de pratos via web. Entretanto muitos outros ainda estão excluídos desse processo. A disponibilização de pratos para compras online não é tarefa simples e estabelecimentos pequenos normalmente não se interessam em investir para disponibilizar esse serviço aos seus clientes. Aplicativos como o Food Delivery Web podem democratizar a disponibilização desse serviço, aumentando o leque de possíveis consumidores desses estabelecimentos. Além disso, um aplicativo como este elimina os contatos telefônicos e seus problemas como linha ocupada, filas de espera, etc. e permite ao usuário acessar o cardápio com preços, fotos, descrição, sem necessidade de perguntas pelo telefone.</text:p>
      <text:h text:style-name="P22" text:outline-level="1"><text:soft-page-break/>Requisitos de Negócio</text:h>
      <text:h text:style-name="P26" text:outline-level="2">Funcionais</text:h>
      <text:p text:style-name="P29">RQN1 - Manter Cliente</text:p>
      <text:p text:style-name="P29">A qualquer momento o administrador poderá incluir ou alterar ou excluir ou consultar clientes, sendo necessário para tanto que informe: nome, email, senha, endereço, ponto de referência, CEP, telefone fixo, celular, data de nascimento, sexo e CPF.</text:p>
      <text:p text:style-name="P29"/>
      <text:p text:style-name="P29">RQN2 - Manter CEP</text:p>
      <text:p text:style-name="P29">A qualquer momento o administrador poderá incluir ou alterar ou excluir ou consultar CEP's, sendo necessário para tanto que informe: número do CEP, logradouro, bairro, cidade e estado.</text:p>
      <text:p text:style-name="P29"/>
      <text:p text:style-name="P29">RQN3 - Manter Estabelecimento</text:p>
      <text:p text:style-name="P29">A qualquer momento o administrador poderá incluir ou alterar ou excluir ou consultar estabelecimentos, sendo necessário para tanto que informe: nome do estabelecimento, CNPJ, slogan, endereço, CEP, email, telefone fixo, responsável, celular do responsável, tempo de entrega, custo de entrega, formas de pagamento aceitas, dias de funcionamento, horário de abertura e horário de encerramento. Para cada estabelecimento será permitido ao gestor do estabelecimento a atualização do slogan, endereço, CEP, email, telefone fixo, responsável, celular do responsável, tempo de entrega, custo de entrega, formas de pagamento aceitas, dias de funcionamento, horário de abertura e horário de encerramento.</text:p>
      <text:p text:style-name="P29"/>
      <text:p text:style-name="P29">RQN4 - Manter Cardápio</text:p>
      <text:p text:style-name="P29">A qualquer momento o gestor do estabelecimento poderá incluir ou alterar ou excluir ou consultar cardápios, sendo necessário para tanto que informe: nome do cardápio. Um estabelecimento poderá ter um ou mais cardápios. O sistema deve associar automaticamente o cardápio ao estabelecimento do gestor do estabelecimento. </text:p>
      <text:p text:style-name="P29"/>
      <text:p text:style-name="P29">RQN5 - Manter Prato</text:p>
      <text:p text:style-name="P29">A qualquer momento o gestor do estabelecimento poderá incluir ou alterar ou excluir ou consultar pratos, sendo necessário para tanto que informe: nome do prato, descrição, foto do prato, tamanho, valor e cardápio associado. Um cardápio poderá ter um ou mais pratos. As opções de cardápio deverão ser exibidas de acordo com o estabelecimento do gestor do estabelecimento.</text:p>
      <text:p text:style-name="P29"/>
      <text:p text:style-name="P29">RQN6 - Manter Pedido</text:p>
      <text:p text:style-name="P29">A qualquer momento o gestor do estabelecimento ou o atendente poderá incluir ou consultar pedidos, sendo necessário para tanto que informe: cliente, pratos com a respectiva quantidade de cada um e seu valor unitário, data e hora do pedido, data e hora da entrega, observação, forma de pagamento, valor total do pedido e situação (na fila, cancelado ou finalizado). O pedido estará associado a um estabelecimento. O administrador do sistema poderá excluir qualquer pedido.</text:p>
      <text:p text:style-name="P29"/>
      <text:p text:style-name="P29">RQN7 - Manter Formas de pagamento</text:p>
      <text:p text:style-name="P29">A qualquer momento o administrador poderá incluir ou alterar ou excluir ou consultar formas de pagamento, sendo necessário para tanto que informe: nome do tipo de pagamento e ícone ilustrativo.</text:p>
      <text:p text:style-name="P29"/>
      <text:p text:style-name="P29">RQN8 - Efetuar cadastro</text:p>
      <text:p text:style-name="P29">A qualquer momento o cliente poderá incluir ou alterar ou consultar seu cadastro, sendo necessário para tanto que informe: nome, email, senha, endereço, ponto de referência, CEP, telefone fixo, celular, data de nascimento, sexo e CPF.</text:p>
      <text:p text:style-name="P29"/>
      <text:p text:style-name="P29"><text:soft-page-break/>RQN9 - Agendar entrega de pedido </text:p>
      <text:p text:style-name="P29">No momento da solicitação do pedido, será permitido ao cliente, opcionalmente, o agendamento do pedido, sendo necessário para tanto que informe: data e hora de entrega do pedido. A data e hora de entrega devem respeitar o limite de tempo de entrega do estabelecimento.</text:p>
      <text:p text:style-name="P29"/>
      <text:p text:style-name="P29">RQN10 - Pesquisar Pedidos</text:p>
      <text:p text:style-name="P29">A qualquer momento o cliente poderá pesquisar seus pedidos, opcionalmente poderá informar: número do pedido ou estabelecimento como filtro da pesquisa.</text:p>
      <text:p text:style-name="P29"/>
      <text:p text:style-name="P29">RQN11 - Exibir Estabelecimentos</text:p>
      <text:p text:style-name="P29">A qualquer momento o cliente poderá exibir a lista de estabelecimentos.</text:p>
      <text:p text:style-name="P29"/>
      <text:p text:style-name="P29">RQN12 - Exibir Cardápio</text:p>
      <text:p text:style-name="P29">A qualquer momento o cliente poderá exibir a lista de cardápios de um determinado estabelecimento.</text:p>
      <text:p text:style-name="P29"/>
      <text:p text:style-name="P29">RQN13 - Exibir Prato</text:p>
      <text:p text:style-name="P29">A qualquer momento o cliente poderá exibir a lista de pratos de um determinado cardápio de um estabelecimento, sendo permitido adicionar pratos à lista do pedido.</text:p>
      <text:p text:style-name="P29"/>
      <text:p text:style-name="P29">RQN14 - Solicitar pedido</text:p>
      <text:p text:style-name="P29">A qualquer momento o cliente poderá solicitar o pedido a um estabelecimento, respeitando as datas e horário de funcionamento do estabelecimento. Para tanto será necessário que informe: pratos com a respectiva quantidade de cada um e forma de pagamento. O pedido deverá estar associado ao cliente previamente cadastrado e “logado” no sistema. O sistema registrará automaticamente o estabelecimento, valor unitário de cada prato, o custo de entrega agregado ao valor total e as datas e hora de pedido e entrega. Além disso, notificará o estabelecimento por aviso no sistema e email.</text:p>
      <text:p text:style-name="P29"/>
      <text:p text:style-name="P29">RQN15 - Registrar avaliação de restaurante</text:p>
      <text:p text:style-name="P29">No momento que o pedido estiver no estado finalizado, será permitido ao cliente a avaliação do estabelecimento através informando em uma escala de 1 a 5 o serviço como um todo.</text:p>
      <text:p text:style-name="P29"/>
      <text:p text:style-name="P29">RQN16 - Consultar Pedidos por estabelecimento e período</text:p>
      <text:p text:style-name="P29">A qualquer momento o administrador ou gestor do estabelecimento poderá gerar um</text:p>
      <text:p text:style-name="P29">relatório com informações de pedidos de cliente, sendo necessário que informe o estabelecimento (no caso do gestor do estabelecimento, não estará disponível esta opção) e período da solicitação de pedidos para obter as seguintes informações dos pedidos: número do pedido, cliente, pratos, valor total e avaliação (se houver).</text:p>
      <text:p text:style-name="P29"/>
      <text:p text:style-name="P29">RQN17 - Consultar Cliente por estabelecimento</text:p>
      <text:p text:style-name="P29">A qualquer momento o administrador ou gestor do estabelecimento poderá gerar um</text:p>
      <text:p text:style-name="P29">relatório com informações de pedidos de cliente, sendo necessário que informe o estabelecimento (no caso do gestor do estabelecimento, não estará disponível esta opção) para obter as seguintes informações dos clientes: nome, endereço, sexo, data de nascimento, telefone fixo e celular.</text:p>
      <text:p text:style-name="P10"/>
      <text:h text:style-name="P26" text:outline-level="2">Inversos </text:h>
      <text:p text:style-name="P10">RQN25 - Neste momento o sistema não fará notificações de pedido ao estabelecimento via SMS</text:p>
      <text:p text:style-name="P10">RQN26 - Neste momento o sistema não será internacionalizado</text:p>
      <text:p text:style-name="P10"/>
      <text:h text:style-name="P26" text:outline-level="2"><text:soft-page-break/>Não Funcionais </text:h>
      <text:p text:style-name="P10">RQN18 - O sistema deverá estar disponível 24h durante os 7 dias da semana</text:p>
      <text:p text:style-name="P10">RQN19 - Será tolerado um tempo máximo de 7h por semana sem a aplicação no ar</text:p>
      <text:p text:style-name="P10">RQN20 - O sistema deverá suportar inicialmente 10 usuários simultâneos realizando pedidos e a capacidade de 200 pedidos por hora</text:p>
      <text:p text:style-name="P10">RQN21 - O sistema não deve demorar mais do que 45 segundos para atualizar o quadro de pedidos</text:p>
      <text:p text:style-name="P10">RQN22 - O sistema web deve ser compatível com as normas do W3C para XHTML 1.0 transitional</text:p>
      <text:p text:style-name="P10">RQN23 - O sistema deverá guardar cópias de segurança diariamente</text:p>
      <text:p text:style-name="P10">RQN24 - O controle de acesso dos usuários será realizado através do Middleware MACA</text:p>
      <text:p text:style-name="P10"/>
      <text:h text:style-name="P22" text:outline-level="1">Restrições</text:h>
      <text:p text:style-name="P19">O sistema estará licenciado sob a GPLv3.</text:p>
      <text:h text:style-name="P24" text:outline-level="1">Itens cancelados</text:h>
      <text:p text:style-name="Text_20_body">Não há</text:p>
      <text:h text:style-name="P25" text:outline-level="1"><text:span text:style-name="T3">10. </text:span><text:span text:style-name="T3">Itens Cancelados</text:span></text:h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Arial" fo:font-size="12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4z1" style:family="text">
      <style:text-properties style:font-name="Courier New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10z0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4z0" style:family="text">
      <style:text-properties style:font-name="Times New Roman" style:font-name-complex="Times New Roman"/>
    </style:style>
    <style:style style:name="WW8Num15z0" style:family="text">
      <style:text-properties fo:color="#000000"/>
    </style:style>
    <style:style style:name="WW8Num16z0" style:family="text">
      <style:text-properties style:font-name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3z1" style:family="text">
      <style:text-properties style:font-name="Symbol"/>
    </style:style>
    <style:style style:name="WW8Num26z0" style:family="text">
      <style:text-properties style:font-name="Wingdings" fo:font-size="8pt" style:font-size-asian="8pt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Times New Roman" style:font-name-asian="Times New Roman" style:font-name-complex="Times New Roman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Courier New1"/>
      </text:list-level-style-bullet>
      <text:list-level-style-bullet text:level="2" text:style-name="WW8Num10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0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0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3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066cm" fo:margin-left="-0.191cm" table:align="left" style:writing-mode="lr-tb"/>
    </style:style>
    <style:style style:name="Tabela4.A" style:family="table-column">
      <style:table-column-properties style:column-width="4.953cm"/>
    </style:style>
    <style:style style:name="Tabela4.B" style:family="table-column">
      <style:table-column-properties style:column-width="7.303cm"/>
    </style:style>
    <style:style style:name="Tabela4.C" style:family="table-column">
      <style:table-column-properties style:column-width="3.81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M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M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Documento de Visão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5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4.B1" office:value-type="string">
              <text:p text:style-name="MP3">Documento de Visão</text:p>
            </table:table-cell>
            <table:table-cell table:style-name="Tabela4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Documento de Visão.odt</text:file-name></text:span></text:span><text:span text:style-name="Page_20_Number"><text:span text:style-name="MT4"><text:tab/><text:tab/>Pag. </text:span></text:span><text:span text:style-name="Page_20_Number"><text:page-number text:select-page="current">3</text:page-number></text:span><text:span text:style-name="Page_20_Number">/</text:span><text:span text:style-name="Page_20_Number"><text:page-count style:num-format="1"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ocumento de Visão</dc:title>
    <meta:initial-creator>Administrador</meta:initial-creator>
    <meta:creation-date>2008-10-18T13:40:00</meta:creation-date>
    <dc:date>2009-10-10T21:00:40.51</dc:date>
    <meta:editing-cycles>63</meta:editing-cycles>
    <meta:editing-duration>PT04H16M09S</meta:editing-duration>
    <meta:generator>BrOffice.org/3.1$Win32 OpenOffice.org_project/310m11$Build-9399</meta:generator>
    <dc:creator>. .</dc:creator>
    <meta:document-statistic meta:table-count="4" meta:image-count="1" meta:object-count="0" meta:page-count="5" meta:paragraph-count="108" meta:word-count="1723" meta:character-count="11332"/>
    <meta:user-defined meta:name="ReqProMenus" meta:value-type="boolean">false</meta:user-defined>
  </office:meta>
</office:document-meta>
</file>